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B000000A83C6F7F2AAE7A36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979cm" svg:height="5.844cm" svg:x="3cm" svg:y="3.685cm">
          <draw:image xlink:href="Pictures/100002010000025B000000A83C6F7F2AAE7A36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3:36:37.403468727</meta:creation-date>
    <dc:date>2021-06-14T23:37:16.563472515</dc:date>
    <meta:editing-duration>PT43S</meta:editing-duration>
    <meta:editing-cycles>1</meta:editing-cycles>
    <meta:document-statistic meta:object-count="26"/>
    <meta:generator>LibreOffice/6.4.7.2$Linux_X86_64 LibreOffice_project/40$Build-2</meta:generator>
  </office:meta>
</office:document-meta>
</file>